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_20_1-title">
      <style:graphic-properties fo:min-height="3.506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 style:list-style-name="L3">
      <style:graphic-properties draw:fill-color="#ffffff"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outline1">
      <style:graphic-properties draw:auto-grow-height="true" fo:min-height="13.859cm"/>
    </style:style>
    <style:style style:name="pr8" style:family="presentation" style:parent-style-name="Default-outline1">
      <style:graphic-properties fo:min-height="16.304cm"/>
    </style:style>
    <style:style style:name="P1" style:family="paragraph">
      <style:text-properties fo:font-size="20pt"/>
    </style:style>
    <style:style style:name="P2" style:family="paragraph">
      <style:paragraph-properties>
        <style:tab-stops>
          <style:tab-stop style:position="0cm"/>
        </style:tab-stops>
      </style:paragraph-properties>
    </style:style>
    <style:style style:name="P3" style:family="paragraph">
      <style:paragraph-properties>
        <style:tab-stops>
          <style:tab-stop style:position="0cm"/>
        </style:tab-stops>
      </style:paragraph-properties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506cm" svg:x="0.708cm" svg:y="8.177cm" presentation:class="title" presentation:user-transformed="true">
          <draw:text-box>
            <text:p>Testing your code: <text:s/><text:line-break/>Unit, Integration, System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The ultimate goal of tests</text:p>
          </draw:text-box>
        </draw:frame>
        <draw:frame presentation:style-name="pr4" draw:text-style-name="P3" draw:layer="layout" svg:width="25.199cm" svg:height="13.859cm" svg:x="1.399cm" svg:y="4.913cm" presentation:class="subtitle" presentation:user-transformed="true">
          <draw:text-box>
            <text:list text:style-name="L3">
              <text:list-item>
                <text:p text:style-name="P3"><text:span text:style-name="T1">reduce the probability of bugs in your code</text:span></text:p>
              </text:list-item>
              <text:list-item>
                <text:p text:style-name="P3"><text:span text:style-name="T1">help you find the bugs in your tests</text:span></text:p>
              </text:list-item>
              <text:list-item>
                <text:p text:style-name="P3"><text:span text:style-name="T1">lets you know if any underlying assumptions chang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The method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carefully controlled redundancy</text:p>
              </text:list-item>
              <text:list-item>
                <text:p text:style-name="P2">"double entry accounting"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Unit Tests vs System Tests vs. Integration Tests</text:p>
          </draw:text-box>
        </draw:frame>
        <draw:frame presentation:style-name="pr7" draw:layer="layout" svg:width="25.199cm" svg:height="13.859cm" svg:x="1.399cm" svg:y="4.91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471cm" svg:y="0.304cm" presentation:class="title" presentation:user-transformed="true">
          <draw:text-box>
            <text:p text:style-name="P2">Unit Tests</text:p>
          </draw:text-box>
        </draw:frame>
        <draw:frame presentation:style-name="pr8" draw:text-style-name="P2" draw:layer="layout" svg:width="25.199cm" svg:height="16.379cm" svg:x="1.399cm" svg:y="3.556cm" presentation:class="outline" presentation:user-transformed="true">
          <draw:text-box>
            <text:list text:style-name="L3">
              <text:list-item>
                <text:p text:style-name="P2">Typically can be run entirely on your source code</text:p>
              </text:list-item>
              <text:list-item>
                <text:p text:style-name="P2">Typically requires no run-time component integration</text:p>
              </text:list-item>
              <text:list-item>
                <text:p text:style-name="P2">Purpose it to test the logic of an individual unit of code</text:p>
              </text:list-item>
              <text:list-item>
                <text:p text:style-name="P2">What is a unit?</text:p>
                <text:list>
                  <text:list-item>
                    <text:p text:style-name="P2">Typically a class</text:p>
                  </text:list-item>
                  <text:list-item>
                    <text:p text:style-name="P2">Sometimes a package</text:p>
                  </text:list-item>
                </text:list>
              </text:list-item>
              <text:list-item>
                <text:p text:style-name="P2">Purpose is both to prove correctness *and* to diagnose where bugs are fou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Integration Test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Typically designed to figure out if 2 systems play together nicely</text:p>
              </text:list-item>
              <text:list-item>
                <text:p text:style-name="P2">"Helps" you figure out what you missed in unit tests</text:p>
              </text:list-item>
              <text:list-item>
                <text:p text:style-name="P2">Typically more difficult that unit tests</text:p>
                <text:list>
                  <text:list-item>
                    <text:p text:style-name="P2">Involves timing</text:p>
                  </text:list-item>
                  <text:list-item>
                    <text:p text:style-name="P2">May involve multi-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System Test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Typically focused on some kind of user-visible functionality</text:p>
              </text:list-item>
              <text:list-item>
                <text:p text:style-name="P2">Most difficult of the 3</text:p>
              </text:list-item>
              <text:list-item>
                <text:p text:style-name="P2">Typically different tools</text:p>
                <text:list>
                  <text:list-item>
                    <text:p text:style-name="P2">Selen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Terminology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Test Fixture</text:p>
                <text:list>
                  <text:list-item>
                    <text:p text:style-name="P2">the context for the test -- a setup</text:p>
                  </text:list-item>
                </text:list>
              </text:list-item>
              <text:list-item>
                <text:p text:style-name="P2">Test Vector</text:p>
                <text:list>
                  <text:list-item>
                    <text:p text:style-name="P2">A set of inputs for a test -- typically used for something which process data</text:p>
                  </text:list-item>
                </text:list>
              </text:list-item>
              <text:list-item>
                <text:p text:style-name="P2">Test Case</text:p>
                <text:list>
                  <text:list-item>
                    <text:p text:style-name="P2">the smallest runnable test</text:p>
                  </text:list-item>
                </text:list>
              </text:list-item>
              <text:list-item>
                <text:p text:style-name="P2">Test Suite</text:p>
                <text:list>
                  <text:list-item>
                    <text:p text:style-name="P2">A collection of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Coverage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There is no such thing as complete coverage</text:p>
                <text:list>
                  <text:list-item>
                    <text:p text:style-name="P2">line coverage</text:p>
                  </text:list-item>
                  <text:list-item>
                    <text:p text:style-name="P2">branch coverage</text:p>
                  </text:list-item>
                  <text:list-item>
                    <text:p text:style-name="P2">permutation of branch coverage</text:p>
                  </text:list-item>
                  <text:list-item>
                    <text:p text:style-name="P2">"coverage" python too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Good Tests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Should not depend on order of run (other tests)</text:p>
              </text:list-item>
              <text:list-item>
                <text:p text:style-name="P2">Should test one area or aspect fully</text:p>
              </text:list-item>
              <text:list-item>
                <text:p text:style-name="P2">Provides an example of how things are run</text:p>
              </text:list-item>
              <text:list-item>
                <text:p text:style-name="P2">Should cover all of the "primary" code</text:p>
                <text:list>
                  <text:list-item>
                    <text:p text:style-name="P2">It's often difficult to cover every exception situ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Common Patterns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Run all the unit tests during build</text:p>
              </text:list-item>
              <text:list-item>
                <text:p text:style-name="P2">“smoke” vs “full” te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Example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Unit Testing</text:p>
              </text:list-item>
              <text:list-item>
                <text:p text:style-name="P2">Mocks</text:p>
              </text:list-item>
              <text:list-item>
                <text:p text:style-name="P2">Coverag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Mocks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Any class or service whose behavior can be controlled by the testing environment</text:p>
                <text:list>
                  <text:list-item>
                    <text:p text:style-name="P2">Levels</text:p>
                    <text:list>
                      <text:list-item>
                        <text:p text:style-name="P2">Basic: Just hard code some test fixtures</text:p>
                      </text:list-item>
                      <text:list-item>
                        <text:p text:style-name="P2">Moderate: test fixtures are programatically controllable</text:p>
                      </text:list-item>
                      <text:list-item>
                        <text:p text:style-name="P2">Advanced: post-mort measurement of the interaction</text:p>
                      </text:list-item>
                    </text:list>
                  </text:list-item>
                </text:list>
              </text:list-item>
              <text:list-item>
                <text:p text:style-name="P2">Mock Objects</text:p>
              </text:list-item>
              <text:list-item>
                <text:p text:style-name="P2">Mock Serv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Designing for test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Structure your code so that it can be tested</text:p>
              </text:list-item>
              <text:list-item>
                <text:p text:style-name="P2">No, this is not a waste of time. You're not just writting code, nor even correct code, but code which can be demonstrated to be correc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2" draw:layer="layout" svg:width="25.199cm" svg:height="3.506cm" svg:x="1.399cm" svg:y="0.836cm" presentation:class="title" presentation:user-transformed="true">
          <draw:text-box>
            <text:p text:style-name="P2">Other interesting tools</text:p>
          </draw:text-box>
        </draw:frame>
        <draw:frame presentation:style-name="pr6" draw:text-style-name="P2" draw:layer="layout" svg:width="25.199cm" svg:height="13.859cm" svg:x="1.399cm" svg:y="4.913cm" presentation:class="outline" presentation:user-transformed="true">
          <draw:text-box>
            <text:list text:style-name="L3">
              <text:list-item>
                <text:p text:style-name="P2">sourceforge.net &gt; Projects &gt; Pyunitper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DejaVu Sans'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family-complex="'DejaVu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style="italic" fo:font-weight="bold" style:font-family-asian="'DejaVu Sans'" style:font-family-generic-asian="swiss" style:font-pitch-asian="variable" style:font-size-asian="14pt" style:font-style-asian="italic" style:font-weight-asian="bold" style:font-family-complex="'DejaVu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DejaVu Sans'" style:font-family-generic="swiss" style:font-pitch="variable" fo:font-size="14pt" fo:font-weight="bold" style:font-family-asian="'DejaVu Sans'" style:font-family-generic-asian="swiss" style:font-pitch-asian="variable" style:font-size-asian="14pt" style:font-weight-asian="bold" style:font-family-complex="'DejaVu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StarSymbol, 'Arial Unicode MS'" fo:font-size="9pt" style:font-family-asian="StarSymbol, 'Arial Unicode MS'" style:font-size-asian="9pt" style:font-family-complex="Star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List" style:family="graphic">
      <style:paragraph-properties fo:margin-top="0cm" fo:margin-bottom="0.374cm"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ndex" style:family="graphic">
      <style:paragraph-properties style:text-autospace="none"/>
    </style:style>
    <style:style style:name="Default-background" style:family="presentation">
      <style:graphic-properties draw:stroke="none" draw:fill="none" draw:fill-color="#0000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color="#cfe7f5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cfe7f5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color="#0000ff" draw:fill-gradient-name="Linear_20_blue_2f_white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00ff" draw:fill-image-width="0cm" draw:fill-image-height="0cm"/>
    </style:style>
    <style:style style:name="Mdp2" style:family="drawing-page">
      <style:drawing-page-properties draw:background-size="border" draw:fill="none" draw:fill-color="#0000ff" draw:fill-gradient-name="Linear_20_blue_2f_whit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3.859cm" svg:x="1.399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ewey Sasser</meta:initial-creator>
    <meta:creation-date>2015-12-15T00:35:22.19</meta:creation-date>
    <dc:date>2015-12-17T06:56:56.36</dc:date>
    <dc:creator>Dewey Sasser</dc:creator>
    <meta:editing-duration>P2DT6H21M25S</meta:editing-duration>
    <meta:editing-cycles>7</meta:editing-cycles>
    <meta:generator>OpenOffice/4.0.1$Win32 OpenOffice.org_project/401m5$Build-9714</meta:generator>
    <meta:document-statistic meta:object-count="91"/>
  </office:meta>
</office:document-meta>
</file>